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E000002EE5CCCE4E9769F22D9.png" manifest:media-type="image/png"/>
  <manifest:file-entry manifest:full-path="Pictures/10000000000001F40000014EF4FAB1E8EA8FC93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2" svg:font-family="'Microsoft YaHei'"/>
    <style:font-face style:name="NSimSun" svg:font-family="NSimSun"/>
    <style:font-face style:name="Arial1" svg:font-family="Arial" style:font-family-generic="swiss"/>
    <style:font-face style:name="Microsoft YaHei" svg:font-family="'Microsoft YaHei'" style:font-family-generic="system"/>
    <style:font-face style:name="NSimSun1" svg:font-family="NSimSun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adornments="Gras" style:font-family-generic="swiss" style:font-pitch="variable"/>
    <style:font-face style:name="Bahnschrift1" svg:font-family="Bahnschrift" style:font-adornments="Maigre" style:font-family-generic="swiss" style:font-pitch="variable"/>
    <style:font-face style:name="Bahnschrift Light2" svg:font-family="'Bahnschrift Light'" style:font-family-generic="swiss" style:font-pitch="variable"/>
    <style:font-face style:name="Bahnschrift Light1" svg:font-family="'Bahnschrift Light'" style:font-adornments="Italique" style:font-family-generic="swiss" style:font-pitch="variable"/>
    <style:font-face style:name="Bahnschrift Light" svg:font-family="'Bahnschrift Light'" style:font-adornments="Maigre" style:font-family-generic="swiss" style:font-pitch="variable"/>
    <style:font-face style:name="Bahnschrift SemiBold" svg:font-family="'Bahnschrift SemiBold'" style:font-adornments="Demi gras" style:font-family-generic="swiss" style:font-pitch="variable"/>
    <style:font-face style:name="Bahnschrift SemiBold1" svg:font-family="'Bahnschrift SemiBold'" style:font-adornments="Maigre" style:font-family-generic="swiss" style:font-pitch="variable"/>
    <style:font-face style:name="Bahnschrift SemiLight1" svg:font-family="'Bahnschrift SemiLight'" style:font-adornments="Maigre" style:font-family-generic="swiss" style:font-pitch="variable"/>
    <style:font-face style:name="Bahnschrift SemiLight" svg:font-family="'Bahnschrift SemiLight'" style:font-adornments="SemiLigh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</office:font-face-decls>
  <office:automatic-styles>
    <style:style style:name="P1" style:family="paragraph" style:parent-style-name="Header">
      <style:text-properties fo:font-size="18pt" officeooo:rsid="00090ccb" officeooo:paragraph-rsid="00090ccb" style:font-size-asian="18pt" style:font-size-complex="18pt"/>
    </style:style>
    <style:style style:name="P2" style:family="paragraph" style:parent-style-name="C-Style_20_par_20_défaut">
      <style:paragraph-properties fo:text-align="start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text-properties officeooo:rsid="000fc1f5" officeooo:paragraph-rsid="000fc1f5"/>
    </style:style>
    <style:style style:name="P7" style:family="paragraph" style:parent-style-name="Text_20_body">
      <style:text-properties officeooo:paragraph-rsid="000fc1f5"/>
    </style:style>
    <style:style style:name="P8" style:family="paragraph" style:parent-style-name="Standard" style:master-page-name="C-Titre">
      <style:paragraph-properties style:page-number="auto"/>
      <style:text-properties officeooo:paragraph-rsid="0003984e"/>
    </style:style>
    <style:style style:name="P9" style:family="paragraph" style:parent-style-name="Paragraph_5f_20_5f_style">
      <style:paragraph-properties fo:text-align="justify" style:justify-single-word="false"/>
      <style:text-properties style:font-name="Bahnschrift1" fo:font-size="12pt" officeooo:rsid="000fc1f5" officeooo:paragraph-rsid="000fc1f5" style:font-size-asian="12pt" style:font-size-complex="12pt"/>
    </style:style>
    <style:style style:name="P10" style:family="paragraph" style:parent-style-name="Paragraph_5f_20_5f_style">
      <style:paragraph-properties fo:margin-left="0cm" fo:margin-right="0cm" fo:line-height="115%" fo:text-align="justify" style:justify-single-word="false" fo:text-indent="0cm" style:auto-text-indent="false"/>
      <style:text-properties style:font-name="Bahnschrift Light" fo:font-size="12pt" style:font-size-asian="12pt" style:font-size-complex="12pt"/>
    </style:style>
    <style:style style:name="P11" style:family="paragraph" style:parent-style-name="Paragraph_5f_20_5f_style">
      <style:paragraph-properties fo:margin-left="0cm" fo:margin-right="0cm" fo:line-height="115%" fo:text-align="justify" style:justify-single-word="false" fo:text-indent="0cm" style:auto-text-indent="false"/>
      <style:text-properties style:font-name="Bahnschrift Light" fo:font-size="12pt" fo:font-style="italic" style:font-size-asian="12pt" style:font-style-asian="italic" style:font-size-complex="12pt"/>
    </style:style>
    <style:style style:name="P12" style:family="paragraph" style:parent-style-name="Paragraph_5f_20_5f_style">
      <style:paragraph-properties fo:margin-left="0cm" fo:margin-right="0cm" fo:line-height="115%" fo:text-align="justify" style:justify-single-word="false" fo:text-indent="0cm" style:auto-text-indent="false"/>
      <style:text-properties style:font-name="Bahnschrift SemiBold1" fo:font-size="12pt" style:font-size-asian="12pt" style:font-size-complex="12pt"/>
    </style:style>
    <style:style style:name="P13" style:family="paragraph" style:parent-style-name="Paragraph_5f_20_5f_style">
      <style:paragraph-properties fo:margin-left="0cm" fo:margin-right="0cm" fo:line-height="115%" fo:text-align="justify" style:justify-single-word="false" fo:text-indent="0cm" style:auto-text-indent="false"/>
      <style:text-properties style:font-name="Bahnschrift SemiBold1" fo:font-size="12pt" fo:font-style="italic" style:font-size-asian="12pt" style:font-style-asian="italic" style:font-size-complex="12pt"/>
    </style:style>
    <style:style style:name="P14" style:family="paragraph" style:parent-style-name="Paragraph_5f_20_5f_style">
      <style:paragraph-properties fo:margin-left="0cm" fo:margin-right="0cm" fo:line-height="115%" fo:text-align="justify" style:justify-single-word="false" fo:text-indent="0cm" style:auto-text-indent="false"/>
      <style:text-properties style:font-name="Bahnschrift SemiLight1" fo:font-size="12pt" style:font-size-asian="12pt" style:font-size-complex="12pt"/>
    </style:style>
    <style:style style:name="P15" style:family="paragraph" style:parent-style-name="Paragraph_5f_20_5f_style">
      <style:paragraph-properties fo:margin-left="0cm" fo:margin-right="0cm" fo:line-height="115%" fo:text-align="justify" style:justify-single-word="false" fo:text-indent="0cm" style:auto-text-indent="false"/>
      <style:text-properties style:font-name="Bahnschrift SemiLight1" fo:font-size="12pt" fo:font-style="italic" style:font-size-asian="12pt" style:font-style-asian="italic" style:font-size-complex="12pt"/>
    </style:style>
    <style:style style:name="P16" style:family="paragraph" style:parent-style-name="Contents_20_Heading" style:master-page-name="C-Table_20_des_20_matières">
      <style:paragraph-properties style:page-number="auto" fo:break-before="page"/>
    </style:style>
    <style:style style:name="T1" style:family="text">
      <style:text-properties officeooo:rsid="001951d1"/>
    </style:style>
    <style:style style:name="T2" style:family="text">
      <style:text-properties officeooo:rsid="0012f17e"/>
    </style:style>
    <style:style style:name="T3" style:family="text">
      <style:text-properties officeooo:rsid="0014a6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2" svg:font-family="'Microsoft YaHei'"/>
    <style:font-face style:name="NSimSun" svg:font-family="NSimSun"/>
    <style:font-face style:name="Arial1" svg:font-family="Arial" style:font-family-generic="swiss"/>
    <style:font-face style:name="Microsoft YaHei" svg:font-family="'Microsoft YaHei'" style:font-family-generic="system"/>
    <style:font-face style:name="NSimSun1" svg:font-family="NSimSun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adornments="Gras" style:font-family-generic="swiss" style:font-pitch="variable"/>
    <style:font-face style:name="Bahnschrift1" svg:font-family="Bahnschrift" style:font-adornments="Maigre" style:font-family-generic="swiss" style:font-pitch="variable"/>
    <style:font-face style:name="Bahnschrift Light2" svg:font-family="'Bahnschrift Light'" style:font-family-generic="swiss" style:font-pitch="variable"/>
    <style:font-face style:name="Bahnschrift Light1" svg:font-family="'Bahnschrift Light'" style:font-adornments="Italique" style:font-family-generic="swiss" style:font-pitch="variable"/>
    <style:font-face style:name="Bahnschrift Light" svg:font-family="'Bahnschrift Light'" style:font-adornments="Maigre" style:font-family-generic="swiss" style:font-pitch="variable"/>
    <style:font-face style:name="Bahnschrift SemiBold" svg:font-family="'Bahnschrift SemiBold'" style:font-adornments="Demi gras" style:font-family-generic="swiss" style:font-pitch="variable"/>
    <style:font-face style:name="Bahnschrift SemiBold1" svg:font-family="'Bahnschrift SemiBold'" style:font-adornments="Maigre" style:font-family-generic="swiss" style:font-pitch="variable"/>
    <style:font-face style:name="Bahnschrift SemiLight1" svg:font-family="'Bahnschrift SemiLight'" style:font-adornments="Maigre" style:font-family-generic="swiss" style:font-pitch="variable"/>
    <style:font-face style:name="Bahnschrift SemiLight" svg:font-family="'Bahnschrift SemiLight'" style:font-adornments="SemiLigh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</office:font-face-decls>
  <office:styles>
    <draw:fill-image draw:name="Logo_5f_COULEUR-miniature-v2" draw:display-name="Logo_COULEUR-miniature-v2" xlink:href="Pictures/10000201000002EE000002EE5CCCE4E9769F22D9.png" xlink:type="simple" xlink:show="embed" xlink:actuate="onLoad"/>
    <draw:fill-image draw:name="fond_5f_complexe" draw:display-name="fond_complexe" xlink:href="Pictures/10000000000001F40000014EF4FAB1E8EA8FC933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  <style:drop-cap/>
      </style:paragraph-properties>
      <style:text-properties style:font-name="Bahnschrift Light" fo:font-family="'Bahnschrift Light'" style:font-style-name="Maigre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2" style:font-family-asian="'Microsoft YaHei'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>
        <style:tab-stops/>
        <style:drop-cap/>
      </style:paragraph-properties>
      <style:text-properties style:font-name="Bahnschrift Light" fo:font-family="'Bahnschrift Light'" style:font-style-name="Maigre" style:font-family-generic="swiss" style:font-pitch="variable" fo:font-weight="250"/>
    </style:style>
    <style:style style:name="List" style:family="paragraph" style:parent-style-name="Text_20_body" style:class="list">
      <style:text-properties style:font-name-asian="NSimSun" style:font-family-asian="NSimSu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ahnschrift Light1" fo:font-family="'Bahnschrift Light'" style:font-style-name="Italique" style:font-family-generic="swiss" style:font-pitch="variable" fo:font-size="12pt" fo:font-style="italic" style:font-name-asian="NSimSun" style:font-family-asian="NSimSun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ahnschrift SemiLight" fo:font-family="'Bahnschrift SemiLight'" style:font-style-name="SemiLight" style:font-family-generic="swiss" style:font-pitch="variable" fo:font-weight="normal" style:font-name-asian="NSimSun" style:font-family-asian="NSimSun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solid" draw:fill-color="#808080" draw:opacity="100%"/>
      <style:paragraph-properties fo:margin-top="9.999cm" fo:margin-bottom="9.999cm" loext:contextual-spacing="false" fo:text-align="center" style:justify-single-word="false" style:page-number="auto" fo:background-color="#808080">
        <style:tab-stops/>
      </style:paragraph-properties>
      <style:text-properties fo:color="#808080" style:text-outline="true" style:font-name="Bahnschrift" fo:font-family="Bahnschrift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loext:graphic-properties draw:fill="solid" draw:fill-color="#ffe4e1" draw:opacity="50%"/>
      <style:paragraph-properties fo:margin-top="0.423cm" fo:margin-bottom="0.212cm" loext:contextual-spacing="false" fo:background-color="#ffe4e1"/>
      <style:text-properties fo:color="#ffb6c1" style:font-name="Bahnschrift" fo:font-family="Bahnschrift" style:font-style-name="Gras" style:font-family-generic="swiss" style:font-pitch="variable" fo:font-size="14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left="0cm" fo:margin-right="0cm" fo:margin-top="0.353cm" fo:margin-bottom="0.212cm" loext:contextual-spacing="false" fo:text-indent="1.499cm" style:auto-text-indent="false"/>
      <style:text-properties fo:color="#ffb6c1" style:font-name="Bahnschrift" fo:font-family="Bahnschrift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hidden="true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Bahnschrift Light" fo:font-family="'Bahnschrift Light'" style:font-style-name="Maigre" style:font-family-generic="swiss" style:font-pitch="variable" fo:font-size="8pt" fo:font-weight="25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Bahnschrift Light" fo:font-family="'Bahnschrift Light'" style:font-style-name="Maigre" style:font-family-generic="swiss" style:font-pitch="variable" fo:font-weight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Bahnschrift SemiBold" fo:font-family="'Bahnschrift SemiBold'" style:font-style-name="Demi gras" style:font-family-generic="swiss" style:font-pitch="variable" fo:font-weight="600" style:font-weight-asian="bold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2.499cm" fo:margin-bottom="0.21cm" loext:contextual-spacing="false" fo:text-indent="0cm" style:auto-text-indent="false" text:number-lines="false" text:line-number="0"/>
      <style:text-properties fo:color="#000000" style:text-outline="false" style:font-name="Bahnschrift" fo:font-family="Bahnschrift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C-Titre_20_Principal" style:display-name="C-Titre Principal" style:family="paragraph" style:parent-style-name="Title">
      <loext:graphic-properties draw:fill="solid" draw:fill-color="#808080"/>
      <style:paragraph-properties fo:background-color="#808080"/>
    </style:style>
    <style:style style:name="C-Style_20_par_20_défaut" style:display-name="C-Style par défaut" style:family="paragraph" style:parent-style-name="Text_20_body"/>
    <style:style style:name="C-Pied_20_de_20_page" style:display-name="C-Pied de page" style:family="paragraph" style:parent-style-name="Footer"/>
    <style:style style:name="C-Table_20_des_20_matières" style:display-name="C-Table des matières" style:family="paragraph" style:parent-style-name="Contents_20_Heading"/>
    <style:style style:name="C-Titre_20_1" style:display-name="C-Titre 1" style:family="paragraph" style:parent-style-name="Heading_20_1" style:next-style-name="C-Titre_20_2" style:default-outline-level="1" style:master-page-name="">
      <loext:graphic-properties draw:fill="solid" draw:fill-color="#ffe4e1"/>
      <style:paragraph-properties style:page-number="auto" fo:background-color="#ffe4e1">
        <style:tab-stops/>
      </style:paragraph-properties>
    </style:style>
    <style:style style:name="C-Titre_20_2" style:display-name="C-Titre 2" style:family="paragraph" style:parent-style-name="Heading_20_2" style:default-outline-level="2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0.229cm" fo:margin-left="1.27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8pt" officeooo:rsid="00090ccb" officeooo:paragraph-rsid="00090ccb" style:font-size-asian="18pt" style:font-size-complex="18pt"/>
    </style:style>
    <style:style style:name="MP2" style:family="paragraph" style:parent-style-name="C-Style_20_par_20_défaut">
      <style:paragraph-properties fo:text-align="start" style:justify-single-word="false"/>
    </style:style>
    <style:style style:name="MT1" style:family="text">
      <style:text-properties officeooo:rsid="001951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06pt dashed #808080" fo:padding="0.04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0.06pt dashed #808080" fo:padding="0.04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 draw:fill="bitmap" draw:fill-image-name="Logo_5f_COULEUR-miniature-v2" draw:fill-image-width="2.499cm" draw:fill-image-height="2.499cm" style:repeat="no-repeat" draw:fill-image-ref-point="right">
          <style:background-image xlink:href="Pictures/10000201000002EE000002EE5CCCE4E9769F22D9.png" xlink:type="simple" xlink:actuate="onLoad" style:position="center right" style:repeat="no-repeat"/>
        </style:header-footer-properties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2.999cm" fo:margin-left="0cm" fo:margin-right="0cm" fo:margin-top="0.499cm" style:dynamic-spacing="false" draw:fill="bitmap" draw:fill-image-name="Logo_5f_COULEUR-miniature-v2" draw:fill-image-width="2.499cm" draw:fill-image-height="2.499cm" style:repeat="no-repeat" draw:fill-image-ref-point-x="0%" draw:fill-image-ref-point-y="0%" draw:fill-image-ref-point="left" draw:tile-repeat-offset="0% vertical">
          <style:background-image xlink:href="Pictures/10000201000002EE000002EE5CCCE4E9769F22D9.png" xlink:type="simple" xlink:actuate="onLoad" style:position="center left" style:repeat="no-repeat"/>
        </style:header-footer-properties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C-Table_20_des_20_matières"/>
    <style:master-page style:name="Index" style:page-layout-name="Mpm1"/>
    <style:master-page style:name="C-Titre" style:page-layout-name="Mpm3" style:next-style-name="C-Table_20_des_20_matières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C-Table_20_des_20_matières" style:display-name="C-Table des matières" style:page-layout-name="Mpm10" style:next-style-name="C-Paragraphe">
      <style:header>
        <text:p text:style-name="Header"/>
        <text:p text:style-name="Header"/>
        <text:p text:style-name="MP1">CAMILLE BAUDY</text:p>
        <text:p text:style-name="Header"/>
      </style:header>
    </style:master-page>
    <style:master-page style:name="C-Paragraphe" style:page-layout-name="Mpm11">
      <style:header>
        <text:p text:style-name="MP2"><text:date style:data-style-name="N37" text:date-value="2022-03-03T15:54:57.874000109" text:fixed="true">03/03/22</text:date><text:tab/><text:tab/> <text:s text:c="101"/><text:span text:style-name="MT1">Camille</text:span></text:p>
      </style:header>
      <style:footer>
        <text:p text:style-name="Footer"><text:tab/><text:tab/></text:p>
        <text:p text:style-name="Footer"/>
        <text:p text:style-name="Footer"/>
        <text:p text:style-name="C-Pied_20_de_20_page"><text:tab/><text:tab/><text:page-number text:select-page="current">0</text:page-number> /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14:50:47.858000000</meta:creation-date>
    <dc:date>2022-03-17T21:19:56.675000000</dc:date>
    <meta:editing-duration>PT1H7M16S</meta:editing-duration>
    <meta:editing-cycles>21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4" meta:word-count="6" meta:character-count="140" meta:non-whitespace-character-count="29"/>
  </office:meta>
</office:document-meta>
</file>